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14000035A400003ACF73461AD3CB982A04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ok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5" style:family="table">
      <style:table-properties style:width="27.601cm" table:align="right" style:writing-mode="page"/>
    </style:style>
    <style:style style:name="Tabela5.A" style:family="table-column">
      <style:table-column-properties style:column-width="4.013cm"/>
    </style:style>
    <style:style style:name="Tabela5.B" style:family="table-column">
      <style:table-column-properties style:column-width="9.869cm"/>
    </style:style>
    <style:style style:name="Tabela5.C" style:family="table-column">
      <style:table-column-properties style:column-width="6.516cm"/>
    </style:style>
    <style:style style:name="Tabela5.D" style:family="table-column">
      <style:table-column-properties style:column-width="7.204cm"/>
    </style:style>
    <style:style style:name="Tabela5.1" style:family="table-row">
      <style:table-row-properties style:row-height="1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="0.05pt solid #000000"/>
    </style:style>
    <style:style style:name="Tabela5.C2" style:family="table-cell">
      <style:table-cell-properties fo:padding="0.199cm" fo:border-left="0.05pt solid #000000" fo:border-right="none" fo:border-top="none" fo:border-bottom="0.05pt solid #000000"/>
    </style:style>
    <style:style style:name="Tabela5.D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5" style:family="table-row"/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7" style:family="table-row">
      <style:table-row-properties style:row-height="0.806cm"/>
    </style:style>
    <style:style style:name="Tabela5.8" style:family="table-row">
      <style:table-row-properties style:row-height="0.191cm"/>
    </style:style>
    <style:style style:name="Tabela5.9" style:family="table-row">
      <style:table-row-properties style:row-height="1.3cm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3" style:family="paragraph" style:parent-style-name="Standard">
      <style:paragraph-properties fo:text-align="start" style:justify-single-word="false"/>
      <style:text-properties officeooo:paragraph-rsid="01ac14e8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0pt" officeooo:rsid="01c874e8" officeooo:paragraph-rsid="01c874e8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8pt" officeooo:rsid="01c874e8" officeooo:paragraph-rsid="01c874e8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size-complex="8pt"/>
    </style:style>
    <style:style style:name="P9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10" style:family="paragraph" style:parent-style-name="Table_20_Contents">
      <style:paragraph-properties fo:text-align="start" style:justify-single-word="false"/>
      <style:text-properties officeooo:rsid="01c9f3cb" officeooo:paragraph-rsid="01c9f3cb" style:font-size-complex="8pt"/>
    </style:style>
    <style:style style:name="P11" style:family="paragraph" style:parent-style-name="Table_20_Contents">
      <style:paragraph-properties fo:text-align="start" style:justify-single-word="false"/>
      <style:text-properties officeooo:paragraph-rsid="01ac938d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size-complex="8pt"/>
    </style:style>
    <style:style style:name="P13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1ce7085" officeooo:paragraph-rsid="01b1a5cd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1c874e8" officeooo:paragraph-rsid="01c9f3cb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1c874e8" officeooo:paragraph-rsid="01c874e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2pt" fo:font-weight="bold" officeooo:rsid="01c874e8" officeooo:paragraph-rsid="01c9f3cb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8pt" officeooo:rsid="01c874e8" officeooo:paragraph-rsid="01c874e8" style:font-size-asian="8pt" style:font-size-complex="8pt"/>
    </style:style>
    <style:style style:name="P20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weight="bold" officeooo:rsid="01c7723a" officeooo:paragraph-rsid="01c7723a" style:font-weight-asian="bold" style:font-size-complex="8pt" style:font-weight-complex="bold"/>
    </style:style>
    <style:style style:name="P21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10.5pt" fo:font-weight="bold" officeooo:rsid="01c7723a" officeooo:paragraph-rsid="01c7723a" style:font-size-asian="10.5pt" style:font-weight-asian="bold" style:font-size-complex="10.5pt" style:font-weight-complex="bold"/>
    </style:style>
    <style:style style:name="P22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9.5pt" fo:font-weight="bold" officeooo:rsid="01c7723a" officeooo:paragraph-rsid="01c7723a" style:font-size-asian="9.5pt" style:font-weight-asian="bold" style:font-size-complex="9.5pt" style:font-weight-complex="bold"/>
    </style:style>
    <style:style style:name="P23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14pt" fo:font-weight="bold" officeooo:rsid="01c7723a" officeooo:paragraph-rsid="01c7723a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6pt" fo:font-weight="bold" officeooo:rsid="01c7723a" officeooo:paragraph-rsid="01c7723a" style:font-size-asian="16pt" style:font-weight-asian="bold" style:font-size-complex="16pt" style:font-weight-complex="bold"/>
    </style:style>
    <style:style style:name="P25" style:family="paragraph" style:parent-style-name="Table_20_Contents">
      <loext:graphic-properties draw:fill="none"/>
      <style:paragraph-properties fo:margin-left="0.9cm" fo:margin-right="0cm" fo:margin-top="0.199cm" fo:margin-bottom="0cm" loext:contextual-spacing="false" fo:text-align="start" style:justify-single-word="false" fo:text-indent="0cm" style:auto-text-indent="false" fo:background-color="transparent" style:shadow="none" text:number-lines="false" text:line-number="0" style:writing-mode="page"/>
      <style:text-properties officeooo:rsid="01b1a5cd" officeooo:paragraph-rsid="01d7f1a5" style:font-size-complex="8pt"/>
    </style:style>
    <style:style style:name="P26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center" style:justify-single-word="false" fo:text-indent="0cm" style:auto-text-indent="false" fo:background-color="transparent" style:shadow="none" style:writing-mode="page"/>
      <style:text-properties fo:font-size="12pt" fo:font-weight="bold" officeooo:rsid="01c874e8" officeooo:paragraph-rsid="01e8963c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center" style:justify-single-word="false" fo:text-indent="0cm" style:auto-text-indent="false" fo:background-color="transparent" style:shadow="none" style:writing-mode="page"/>
      <style:text-properties fo:font-size="12pt" fo:font-weight="bold" officeooo:paragraph-rsid="01e8963c" style:font-size-asian="12pt" style:font-weight-asian="bold" style:font-size-complex="12pt" style:font-weight-complex="bold"/>
    </style:style>
    <style:style style:name="P28" style:family="paragraph" style:parent-style-name="Table_20_Contents">
      <loext:graphic-properties draw:fill="none"/>
      <style:paragraph-properties fo:margin-left="0.9cm" fo:margin-right="0cm" fo:margin-top="0.199cm" fo:margin-bottom="0cm" loext:contextual-spacing="false" fo:text-align="start" style:justify-single-word="false" fo:text-indent="0cm" style:auto-text-indent="false" fo:background-color="transparent" style:shadow="none" text:number-lines="false" text:line-number="0" style:writing-mode="page"/>
      <style:text-properties fo:font-size="10pt" officeooo:rsid="01b1a5cd" officeooo:paragraph-rsid="01d7f1a5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bold" officeooo:rsid="01c874e8" officeooo:paragraph-rsid="01c9f3cb" style:font-size-asian="12pt" style:font-weight-asian="bold" style:font-size-complex="12pt" style:font-weight-complex="bold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1c7723a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1c874e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1c9f3cb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1ac938d" style:font-size-asian="14pt" style:font-weight-asian="bold" style:font-size-complex="14pt" style:font-weight-complex="bold"/>
    </style:style>
    <style:style style:name="T6" style:family="text">
      <style:text-properties officeooo:rsid="01c874e8"/>
    </style:style>
    <style:style style:name="T7" style:family="text">
      <style:text-properties fo:color="#000000" style:font-name="Arial"/>
    </style:style>
    <style:style style:name="T8" style:family="text">
      <style:text-properties fo:color="#000000" style:font-name="Arial" fo:font-style="normal" fo:font-weight="normal" style:font-style-asian="normal" style:font-weight-asian="normal"/>
    </style:style>
    <style:style style:name="T9" style:family="text">
      <style:text-properties officeooo:rsid="01ac938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1c7723a" style:font-size-asian="9pt" style:font-size-complex="9pt"/>
    </style:style>
    <style:style style:name="T12" style:family="text">
      <style:text-properties fo:font-size="9pt" officeooo:rsid="01c874e8" style:font-size-asian="9pt" style:font-size-complex="9pt"/>
    </style:style>
    <style:style style:name="T13" style:family="text">
      <style:text-properties fo:font-size="9pt" officeooo:rsid="01c9f3cb" style:font-size-asian="9pt" style:font-size-complex="9pt"/>
    </style:style>
    <style:style style:name="T14" style:family="text">
      <style:text-properties fo:font-size="9pt" officeooo:rsid="01ac938d" style:font-size-asian="9pt" style:font-size-complex="9pt"/>
    </style:style>
    <style:style style:name="T15" style:family="text">
      <style:text-properties fo:font-size="8pt" fo:font-weight="bold" officeooo:rsid="01d1708b" style:font-size-asian="8pt" style:font-weight-asian="bold" style:font-size-complex="8pt" style:font-weight-complex="bold"/>
    </style:style>
    <style:style style:name="T16" style:family="text">
      <style:text-properties officeooo:rsid="01d1708b"/>
    </style:style>
    <style:style style:name="T17" style:family="text">
      <style:text-properties fo:font-size="12pt" style:font-size-asian="12pt"/>
    </style:style>
    <style:style style:name="T18" style:family="text">
      <style:text-properties fo:font-size="11pt" style:font-size-asian="11pt" style:font-size-complex="11pt"/>
    </style:style>
    <style:style style:name="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legal_name" text:name="py3o.object.legal_name"/>
        <text:user-field-decl office:value-type="string" office:string-value="object.telefone" text:name="py3o.object.telefone"/>
        <text:user-field-decl office:value-type="string" office:string-value="object.data_atual" text:name="py3o.object.cnpj"/>
        <text:user-field-decl office:value-type="string" office:string-value="object.vencimento" text:name="py3o.object.vencimento"/>
        <text:user-field-decl office:value-type="float" office:value="0" text:name="py3o.object.valor_principal"/>
        <text:user-field-decl office:value-type="float" office:value="0" text:name="py3o.object.valor_multa"/>
        <text:user-field-decl office:value-type="float" office:value="0" text:name="py3o.object.valor_juros_encargos"/>
        <text:user-field-decl office:value-type="float" office:value="0" text:name="py3o.object.valor_total"/>
        <text:user-field-decl office:value-type="string" office:string-value="object.periodo_apuracao" text:name="py3o.object.periodo_apuracao"/>
        <text:user-field-decl office:value-type="string" office:string-value="object.cod_receita" text:name="py3o.object.cod_receita"/>
        <text:user-field-decl office:value-type="string" office:string-value="num_referencia" text:name="py3o.num_referencia"/>
        <text:user-field-decl office:value-type="string" office:string-value="object.num_referencia" text:name="py3o.object.num_referencia"/>
        <text:user-field-decl office:value-type="string" office:string-value="object.instrucoes" text:name="py3o.object.instrucoes"/>
      </text:user-field-decls>
      <text:p text:style-name="Text_20_body"><text:a xlink:type="simple" xlink:href="py3o://for=%22object%20in%20darfs%22" text:style-name="Internet_20_link" text:visited-style-name="Visited_20_Internet_20_Link"><text:span text:style-name="T16">for="object in darfs"</text:span>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rows-spanned="4" office:value-type="string">
            <text:p text:style-name="P14"><draw:frame text:anchor-type="char" draw:z-index="1" draw:style-name="gr2" draw:text-style-name="P32" svg:width="3.573cm" svg:height="3.507cm" svg:x="0.189cm" svg:y="-0.016cm"><draw:image xlink:href="Pictures/20000014000035A400003ACF73461AD3CB982A04.wmf" xlink:type="simple" xlink:show="embed" xlink:actuate="onLoad"><text:p/></draw:image></draw:frame></text:p>
          </table:table-cell>
          <table:table-cell table:style-name="Tabela5.A1" table:number-rows-spanned="4" office:value-type="string">
            <text:p text:style-name="P23">MINISTÉRIO DA FAZENDA</text:p>
            <text:p text:style-name="P21">SECRETARIA DA RECEITA FEDERAL DO BRASIL</text:p>
            <text:p text:style-name="P22">Documento de Arrecadação de Receitas Federais</text:p>
            <text:p text:style-name="P20"/>
            <text:p text:style-name="P24">DARF</text:p>
          </table:table-cell>
          <table:table-cell table:style-name="Tabela5.C1" office:value-type="string">
            <text:p text:style-name="P7"><draw:line text:anchor-type="char" draw:z-index="2" draw:style-name="gr3" draw:text-style-name="P32" svg:x1="5.443cm" svg:y1="0.302cm" svg:x2="6.066cm" svg:y2="0.302cm"><text:p/></draw:line><draw:line text:anchor-type="char" draw:z-index="3" draw:style-name="gr3" draw:text-style-name="P32" svg:x1="5.443cm" svg:y1="1.302cm" svg:x2="6.066cm" svg:y2="1.302cm"><text:p/></draw:line><text:span text:style-name="T3">02</text:span><text:span text:style-name="T6"> </text:span><text:span text:style-name="T12">PERÍODO DE APURAÇÃO</text:span></text:p>
          </table:table-cell>
          <table:table-cell table:style-name="Tabela5.D1" office:value-type="string">
            <text:p text:style-name="P9"><text:user-field-get text:name="py3o.object.periodo_apuracao">object.periodo_apuracao</text:user-field-get></text:p>
          </table:table-cell>
        </table:table-row>
        <table:table-row table:style-name="Tabela5.1">
          <table:covered-table-cell/>
          <table:covered-table-cell/>
          <table:table-cell table:style-name="Tabela5.C2" office:value-type="string">
            <text:p text:style-name="P10"><draw:line text:anchor-type="char" draw:z-index="4" draw:style-name="gr3" draw:text-style-name="P32" svg:x1="5.443cm" svg:y1="1.302cm" svg:x2="6.066cm" svg:y2="1.302cm"><text:p/></draw:line><text:span text:style-name="T1">03</text:span> <text:span text:style-name="T10">NÚMERO DO CPF OU CNPJ</text:span></text:p>
          </table:table-cell>
          <table:table-cell table:style-name="Tabela5.D2" office:value-type="string">
            <text:p text:style-name="P9"><text:user-field-get text:name="py3o.object.cnpj">object.data_atual</text:user-field-get></text:p>
          </table:table-cell>
        </table:table-row>
        <table:table-row table:style-name="Tabela5.1">
          <table:covered-table-cell/>
          <table:covered-table-cell/>
          <table:table-cell table:style-name="Tabela5.C2" office:value-type="string">
            <text:p text:style-name="P10"><draw:line text:anchor-type="char" draw:z-index="5" draw:style-name="gr3" draw:text-style-name="P32" svg:x1="5.443cm" svg:y1="1.302cm" svg:x2="6.066cm" svg:y2="1.302cm"><text:p/></draw:line><text:span text:style-name="T1">04</text:span> <text:span text:style-name="T10">CÓDIGO DA RECEITA</text:span></text:p>
          </table:table-cell>
          <table:table-cell table:style-name="Tabela5.D2" office:value-type="string">
            <text:p text:style-name="P2"><text:user-field-get text:name="py3o.object.cod_receita">object.cod_receita</text:user-field-get></text:p>
          </table:table-cell>
        </table:table-row>
        <table:table-row table:style-name="Tabela5.1">
          <table:covered-table-cell/>
          <table:covered-table-cell/>
          <table:table-cell table:style-name="Tabela5.C2" office:value-type="string">
            <text:p text:style-name="P10"><draw:line text:anchor-type="char" draw:z-index="6" draw:style-name="gr3" draw:text-style-name="P32" svg:x1="5.443cm" svg:y1="1.302cm" svg:x2="6.066cm" svg:y2="1.302cm"><text:p/></draw:line><text:span text:style-name="T1">05</text:span> <text:span text:style-name="T10">NÚMERO DE REFERÊNCIA</text:span></text:p>
          </table:table-cell>
          <table:table-cell table:style-name="Tabela5.D2" office:value-type="string">
            <text:p text:style-name="P8"><text:user-field-get text:name="py3o.object.num_referencia">object.num_referencia</text:user-field-get></text:p>
          </table:table-cell>
        </table:table-row>
        <table:table-row table:style-name="Tabela5.5">
          <table:table-cell table:style-name="Tabela5.A5" table:number-rows-spanned="3" table:number-columns-spanned="2" office:value-type="string">
            <text:p text:style-name="P18"><text:span text:style-name="T2">0</text:span><text:span text:style-name="T1">1</text:span><text:span text:style-name="T17"> </text:span><text:span text:style-name="T10">N</text:span><text:span text:style-name="T11">OME</text:span><text:span text:style-name="T10"> / </text:span><text:span text:style-name="T11">TELEFONE</text:span></text:p>
            <text:p text:style-name="P25"><text:span text:style-name="T18"><text:user-field-get text:name="py3o.object.legal_name">object.legal_name</text:user-field-get></text:span> </text:p>
            <text:p text:style-name="P28"><text:user-field-get text:name="py3o.object.telefone">object.telefone</text:user-field-get></text:p>
            <text:p text:style-name="P17"/>
            <text:p text:style-name="P17"/>
            <text:p text:style-name="P15"/>
          </table:table-cell>
          <table:covered-table-cell/>
          <table:table-cell table:style-name="Tabela5.C2" office:value-type="string">
            <text:p text:style-name="P7"><draw:line text:anchor-type="char" draw:z-index="7" draw:style-name="gr3" draw:text-style-name="P32" svg:x1="5.443cm" svg:y1="1.302cm" svg:x2="6.066cm" svg:y2="1.302cm"><text:p/></draw:line><text:span text:style-name="T4">0</text:span><text:span text:style-name="T1">6</text:span> <text:span text:style-name="T13">DATA DE VENCIMENTO</text:span></text:p>
          </table:table-cell>
          <table:table-cell table:style-name="Tabela5.D2" office:value-type="string">
            <text:p text:style-name="P8"><text:user-field-get text:name="py3o.object.vencimento">object.vencimento</text:user-field-get></text:p>
          </table:table-cell>
        </table:table-row>
        <table:table-row table:style-name="Tabela5.1">
          <table:covered-table-cell/>
          <table:covered-table-cell/>
          <table:table-cell table:style-name="Tabela5.C2" office:value-type="string">
            <text:p text:style-name="P7"><draw:line text:anchor-type="char" draw:z-index="8" draw:style-name="gr3" draw:text-style-name="P32" svg:x1="5.443cm" svg:y1="1.302cm" svg:x2="6.066cm" svg:y2="1.302cm"><text:p/></draw:line><text:span text:style-name="T4">0</text:span><text:span text:style-name="T1">7</text:span> <text:span text:style-name="T13">VALOR DO PRINCIPAL</text:span></text:p>
          </table:table-cell>
          <table:table-cell table:style-name="Tabela5.D2" office:value-type="string">
            <text:p text:style-name="P8"><text:user-field-get style:data-style-name="N4" text:name="py3o.object.valor_principal">0,00</text:user-field-get></text:p>
          </table:table-cell>
        </table:table-row>
        <table:table-row table:style-name="Tabela5.7">
          <table:covered-table-cell/>
          <table:covered-table-cell/>
          <table:table-cell table:style-name="Tabela5.C2" table:number-rows-spanned="2" office:value-type="string">
            <text:p text:style-name="P7"><text:span text:style-name="T4">0</text:span><text:span text:style-name="T1">8</text:span> <text:span text:style-name="T13">VALOR DA MULTA</text:span></text:p>
          </table:table-cell>
          <table:table-cell table:style-name="Tabela5.D2" table:number-rows-spanned="2" office:value-type="string">
            <text:p text:style-name="P8"><text:user-field-get style:data-style-name="N4" text:name="py3o.object.valor_multa">0,00</text:user-field-get></text:p>
          </table:table-cell>
        </table:table-row>
        <table:table-row table:style-name="Tabela5.8">
          <table:table-cell table:style-name="Tabela5.A5" table:number-rows-spanned="3" table:number-columns-spanned="2" office:value-type="string">
            <text:p text:style-name="P27"><text:user-field-get text:name="py3o.object.instrucoes">object.instrucoes</text:user-field-get></text:p>
            <text:p text:style-name="P26">Veja no verso instruções para preenchimento<text:bookmark text:name="__DdeLink__572_1156641433"/><text:bookmark text:name="__DdeLink__542_1156641433"/></text:p>
          </table:table-cell>
          <table:covered-table-cell/>
          <table:covered-table-cell/>
          <table:covered-table-cell/>
        </table:table-row>
        <table:table-row table:style-name="Tabela5.9">
          <table:covered-table-cell/>
          <table:covered-table-cell/>
          <table:table-cell table:style-name="Tabela5.C2" office:value-type="string">
            <text:p text:style-name="P7"><draw:line text:anchor-type="char" draw:z-index="9" draw:style-name="gr3" draw:text-style-name="P33" svg:x1="5.46cm" svg:y1="0.461cm" svg:x2="6.084cm" svg:y2="0.461cm"><text:p/></draw:line><text:span text:style-name="T4">0</text:span><text:span text:style-name="T1">9</text:span> <text:span text:style-name="T13">VALOR DOS JUROS E / OU ENCARGOS DL – 1.025/69</text:span></text:p>
          </table:table-cell>
          <table:table-cell table:style-name="Tabela5.D2" office:value-type="string">
            <text:p text:style-name="P8"><text:user-field-get style:data-style-name="N4" text:name="py3o.object.valor_juros_encargos">0,00</text:user-field-get></text:p>
          </table:table-cell>
        </table:table-row>
        <table:table-row table:style-name="Tabela5.1">
          <table:covered-table-cell/>
          <table:covered-table-cell/>
          <table:table-cell table:style-name="Tabela5.C2" office:value-type="string">
            <text:p text:style-name="P7"><draw:line text:anchor-type="char" draw:z-index="10" draw:style-name="gr3" draw:text-style-name="P32" svg:x1="5.459cm" svg:y1="0.337cm" svg:x2="6.082cm" svg:y2="0.337cm"><text:p/></draw:line><text:span text:style-name="T1">10</text:span> <text:span text:style-name="T13">VALOR TOTAL</text:span></text:p>
          </table:table-cell>
          <table:table-cell table:style-name="Tabela5.D2" office:value-type="string">
            <text:p text:style-name="P4"><text:user-field-get style:data-style-name="N4" text:name="py3o.object.valor_total">0,00</text:user-field-get></text:p>
          </table:table-cell>
        </table:table-row>
        <table:table-row>
          <table:table-cell table:style-name="Tabela5.A5" table:number-columns-spanned="2" office:value-type="string">
            <text:p text:style-name="P16">ATENÇÃO</text:p>
            <text:p text:style-name="P19"/>
            <text:p text:style-name="P5"><text:span text:style-name="T8">É vedado o recolhimento de tributos <text:s/>administrados pela </text:span><text:span text:style-name="T7">Secretaria da Receita Federal do Brasil (RFB) cujo valor total seja inferior a R$ 10,00. Ocorrendo tal situação, adicione esse valor ao tributo de mesmo código de períodos subseqüentes, até que o total seja igual ou superior a R$ 10,00.</text:span></text:p>
            <text:p text:style-name="P6"/>
            <text:p text:style-name="P12"/>
            <text:p text:style-name="P13"/>
          </table:table-cell>
          <table:covered-table-cell/>
          <table:table-cell table:style-name="Tabela5.D2" table:number-columns-spanned="2" office:value-type="string">
            <text:p text:style-name="P11"><text:span text:style-name="T5">11</text:span><text:span text:style-name="T9"> </text:span><text:span text:style-name="T14">AUTENTICAÇÃO BANCÁRIA (Somente nas 1ª e 2ª vias)</text:span></text:p>
            <text:p text:style-name="P11"/>
          </table:table-cell>
          <table:covered-table-cell/>
        </table:table-row>
      </table:table>
      <text:p text:style-name="P3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ok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End_20_1" draw:display-name="msArrowEnd 1" svg:viewBox="0 0 80 80" svg:d="M40 0l40 80h-8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line text:anchor-type="paragraph" draw:z-index="0" draw:name="Forma2" draw:style-name="Mgr1" draw:text-style-name="MP2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11-22T11:22:26.992977239</dc:date>
    <meta:editing-duration>P6DT8H50M36S</meta:editing-duration>
    <meta:editing-cycles>387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143" meta:character-count="917" meta:non-whitespace-character-count="803"/>
    <meta:user-defined meta:name="decimal_separator">,</meta:user-defined>
    <meta:user-defined meta:name="digit_separator">.</meta:user-defined>
    <meta:user-defined meta:name="float_format">"%.2f"</meta:user-defined>
  </office:meta>
</office:document-meta>
</file>